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3f1066"/>
    </style:style>
    <style:style style:name="P5" style:family="paragraph" style:parent-style-name="Text_20_body">
      <style:text-properties fo:font-weight="bold" officeooo:rsid="003f1066" officeooo:paragraph-rsid="003f1066" style:font-weight-asian="bold" style:font-weight-complex="bold"/>
    </style:style>
    <style:style style:name="P6" style:family="paragraph" style:parent-style-name="Heading_20_2">
      <style:text-properties officeooo:rsid="003f1066" officeooo:paragraph-rsid="003f1066"/>
    </style:style>
    <style:style style:name="P7" style:family="paragraph" style:parent-style-name="Text_20_body">
      <style:text-properties fo:font-weight="normal" officeooo:rsid="00426805" officeooo:paragraph-rsid="00426805" style:font-weight-asian="normal" style:font-weight-complex="normal"/>
    </style:style>
    <style:style style:name="P8" style:family="paragraph" style:parent-style-name="Text_20_body">
      <style:text-properties fo:font-weight="normal" officeooo:rsid="003f1066" officeooo:paragraph-rsid="003f1066" style:font-weight-asian="normal" style:font-weight-complex="normal"/>
    </style:style>
    <style:style style:name="P9" style:family="paragraph" style:parent-style-name="Text_20_body">
      <style:text-properties fo:font-weight="normal" officeooo:rsid="003f1066" officeooo:paragraph-rsid="00453d9c" style:font-weight-asian="normal" style:font-weight-complex="normal"/>
    </style:style>
    <style:style style:name="P10" style:family="paragraph" style:parent-style-name="Text_20_body">
      <style:text-properties fo:font-weight="normal" officeooo:rsid="003f1066" officeooo:paragraph-rsid="0049833d" style:font-weight-asian="normal" style:font-weight-complex="normal"/>
    </style:style>
    <style:style style:name="P11" style:family="paragraph" style:parent-style-name="Text_20_body">
      <style:text-properties fo:font-weight="bold" officeooo:rsid="003f1066" officeooo:paragraph-rsid="003f1066" style:font-weight-asian="bold" style:font-weight-complex="bold"/>
    </style:style>
    <style:style style:name="T1" style:family="text">
      <style:text-properties officeooo:rsid="003b781d"/>
    </style:style>
    <style:style style:name="T2" style:family="text">
      <style:text-properties officeooo:rsid="001ecd26"/>
    </style:style>
    <style:style style:name="T3" style:family="text">
      <style:text-properties officeooo:rsid="001c8d6c"/>
    </style:style>
    <style:style style:name="T4" style:family="text">
      <style:text-properties officeooo:rsid="003f10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f1066" style:font-weight-asian="normal" style:font-weight-complex="normal"/>
    </style:style>
    <style:style style:name="T7" style:family="text">
      <style:text-properties fo:font-weight="bold" officeooo:rsid="003f1066" style:font-weight-asian="bold" style:font-weight-complex="bold"/>
    </style:style>
    <style:style style:name="T8" style:family="text">
      <style:text-properties officeooo:rsid="0045d66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8">4</text:span></text:h>
      <text:h text:style-name="P6" text:outline-level="2">Задача 1</text:h>
      <text:p text:style-name="P5">Постановка задачи: <text:span text:style-name="T5">Определите адреса клиентов, заказывавших игры с доставкой.</text:span></text:p>
      <text:p text:style-name="P7"><draw:frame draw:style-name="fr1" draw:name="Object1" text:anchor-type="as-char" svg:y="-0.386cm" svg:width="4.142cm" svg:height="0.542cm" draw:z-index="16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7"><draw:frame draw:style-name="fr1" draw:name="Object2" text:anchor-type="as-char" svg:y="-0.386cm" svg:width="6.65cm" svg:height="0.542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7"><draw:frame draw:style-name="fr1" draw:name="Object3" text:anchor-type="as-char" svg:y="-0.386cm" svg:width="5.018cm" svg:height="0.542cm" draw:z-index="17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7"><draw:frame draw:style-name="fr1" draw:name="Object4" text:anchor-type="as-char" svg:y="-0.377cm" svg:width="3.277cm" svg:height="0.531cm" draw:z-index="1"><draw:object xlink:href="./Object 4" xlink:type="simple" xlink:show="embed" xlink:actuate="onLoad"/><draw:image xlink:href="./ObjectReplacements/Object 4" xlink:type="simple" xlink:show="embed" xlink:actuate="onLoad"/></draw:frame></text:p>
      <text:h text:style-name="P6" text:outline-level="2">Задача 2</text:h>
      <text:p text:style-name="P5">Постановка задачи: <text:span text:style-name="T5">Определите название и производителя игры (игр), в которую можно играть самой большой компанией.</text:span></text:p>
      <text:p text:style-name="P8"><draw:frame draw:style-name="fr1" draw:name="Object5" text:anchor-type="as-char" svg:y="-0.386cm" svg:width="6.493cm" svg:height="0.542cm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8"><draw:frame draw:style-name="fr1" draw:name="Object6" text:anchor-type="as-char" svg:y="-0.386cm" svg:width="3.974cm" svg:height="0.542c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5"><draw:frame draw:style-name="fr1" draw:name="Object7" text:anchor-type="as-char" svg:y="-0.386cm" svg:width="7.204cm" svg:height="0.542cm" draw:z-index="3"><draw:object xlink:href="./Object 7" xlink:type="simple" xlink:show="embed" xlink:actuate="onLoad"/><draw:image xlink:href="./ObjectReplacements/Object 7" xlink:type="simple" xlink:show="embed" xlink:actuate="onLoad"/></draw:frame></text:p>
      <text:p text:style-name="P5"><draw:frame draw:style-name="fr1" draw:name="Object8" text:anchor-type="as-char" svg:y="-0.386cm" svg:width="10.86cm" svg:height="0.579cm" draw:z-index="12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5"><draw:frame draw:style-name="fr1" draw:name="Object16" text:anchor-type="as-char" svg:y="-0.386cm" svg:width="3.953cm" svg:height="0.542cm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5"><draw:frame draw:style-name="fr1" draw:name="Object18" text:anchor-type="as-char" svg:y="-0.386cm" svg:width="5.921cm" svg:height="0.579cm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5"><draw:frame draw:style-name="fr1" draw:name="Object17" text:anchor-type="as-char" svg:y="-0.386cm" svg:width="3.302cm" svg:height="0.542cm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h text:style-name="P6" text:outline-level="2">Задача 3</text:h>
      <text:p text:style-name="P4"><text:span text:style-name="T7">Постановка задачи:</text:span><text:span text:style-name="T6"> Определить табельный номер сотрудника, назначенного ответственным только за один заказ (на момент выполнения запроса).</text:span></text:p>
      <text:p text:style-name="P8"><draw:frame draw:style-name="fr1" draw:name="Object9" text:anchor-type="as-char" svg:y="-0.386cm" svg:width="3.408cm" svg:height="0.542cm" draw:z-index="4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9"><draw:frame draw:style-name="fr1" draw:name="Object11" text:anchor-type="as-char" svg:y="-0.386cm" svg:width="4.949cm" svg:height="0.542cm" draw:z-index="5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0"><draw:frame draw:style-name="fr1" draw:name="Object10" text:anchor-type="as-char" svg:y="-0.386cm" svg:width="9.98cm" svg:height="0.579cm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0"><draw:frame draw:style-name="fr1" draw:name="Object12" text:anchor-type="as-char" svg:y="-0.386cm" svg:width="4.122cm" svg:height="0.542cm" draw:z-index="7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8"><draw:frame draw:style-name="fr1" draw:name="Object13" text:anchor-type="as-char" svg:y="-0.386cm" svg:width="5.92cm" svg:height="0.579cm" draw:z-index="8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8"><text:soft-page-break/><draw:frame draw:style-name="fr1" draw:name="Object14" text:anchor-type="as-char" svg:y="-0.377cm" svg:width="2.263cm" svg:height="0.531cm" draw:z-index="9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8"><draw:frame draw:style-name="fr1" draw:name="Object15" text:anchor-type="as-char" svg:y="-0.386cm" svg:width="3.702cm" svg:height="0.542cm" draw:z-index="10"><draw:object xlink:href="./Object 15" xlink:type="simple" xlink:show="embed" xlink:actuate="onLoad"/><draw:image xlink:href="./ObjectReplacements/Object 15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3b781d"/>
    </style:style>
    <style:style style:name="MT2" style:family="text">
      <style:text-properties officeooo:rsid="001ecd26"/>
    </style:style>
    <style:style style:name="MT3" style:family="text">
      <style:text-properties officeooo:rsid="001c8d6c"/>
    </style:style>
    <style:style style:name="MT4" style:family="text">
      <style:text-properties officeooo:rsid="003f106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Величко Арсений Александрович</text:p>
        <text:p text:style-name="MP1">ИВТ <text:span text:style-name="MT1">2</text:span> курс, 2 группа, <text:span text:style-name="MT2">3 подгруппа</text:span></text:p>
        <text:p text:style-name="MP2"><text:span text:style-name="MT3">Предмет: </text:span><text:span text:style-name="MT4">Базы данных</text:span>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2-05-01T23:10:27.890496574</dc:date>
    <meta:editing-duration>P2DT2H30M48S</meta:editing-duration>
    <meta:editing-cycles>31</meta:editing-cycles>
    <meta:generator>LibreOffice/7.3.2.2$Linux_X86_64 LibreOffice_project/30$Build-2</meta:generator>
    <meta:document-statistic meta:table-count="0" meta:image-count="0" meta:object-count="18" meta:page-count="2" meta:paragraph-count="29" meta:word-count="65" meta:character-count="458" meta:non-whitespace-character-count="406"/>
  </office:meta>
</office:document-meta>
</file>

<file path=Object 1/content.xml><?xml version="1.0" encoding="utf-8"?>
<math xmlns="http://www.w3.org/1998/Math/MathML" display="block">
  <semantics>
    <mrow>
      <mrow>
        <msub>
          <mi>R</mi>
          <mn>1</mn>
        </msub>
        <mo stretchy="false">=</mo>
        <msub>
          <mi>П</mi>
          <mrow>
            <mi mathvariant="italic">Номер</mi>
            <mi>,</mi>
            <mi mathvariant="italic">Ид</mi>
            <mn>.</mn>
            <mi mathvariant="italic">клиента</mi>
          </mrow>
        </msub>
      </mrow>
      <mrow>
        <mo fence="true" form="prefix" stretchy="false">(</mo>
        <mrow>
          <mi>З</mi>
        </mrow>
        <mo fence="true" form="postfix" stretchy="false">)</mo>
      </mrow>
    </mrow>
    <annotation encoding="StarMath 5.0">R_1 = П_ { Номер, Ид. клиента } (З)</annotation>
  </semantics>
</math>
</file>

<file path=Object 10/content.xml><?xml version="1.0" encoding="utf-8"?>
<math xmlns="http://www.w3.org/1998/Math/MathML" display="block">
  <semantics>
    <mrow>
      <mrow>
        <msub>
          <mi>R</mi>
          <mn>3</mn>
        </msub>
        <mo stretchy="false">=</mo>
        <mi mathvariant="italic">ПЗ</mi>
      </mrow>
      <msub>
        <mi>⋈</mi>
        <mrow>
          <mi mathvariant="italic">ПЗ</mi>
          <mn>.</mn>
          <mi mathvariant="italic">Название</mi>
          <mrow>
            <mi mathvariant="italic">игры</mi>
            <mo stretchy="false">=</mo>
            <mrow>
              <msub>
                <mi>R</mi>
                <mn>2</mn>
              </msub>
              <mo stretchy="false">∩</mo>
              <mi mathvariant="italic">ПЗ</mi>
            </mrow>
          </mrow>
          <mn>.</mn>
          <mrow>
            <mi mathvariant="italic">Производитель</mi>
            <mo stretchy="false">=</mo>
            <msub>
              <mi>R</mi>
              <mn>2</mn>
            </msub>
          </mrow>
          <mn>.</mn>
          <mi mathvariant="italic">Производитель</mi>
        </mrow>
      </msub>
      <mrow>
        <mo fence="true" form="prefix" stretchy="false">(</mo>
        <mrow>
          <mrow>
            <mi>R</mi>
            <mn>2</mn>
          </mrow>
        </mrow>
        <mo fence="true" form="postfix" stretchy="false">)</mo>
      </mrow>
    </mrow>
    <annotation encoding="StarMath 5.0">R_3 = ПЗ ⋈ _{ ПЗ.Название игры = R_2 intersection ПЗ.Производитель = R_{2}.Производитель} ( R2 )</annotation>
  </semantics>
</math>
</file>

<file path=Object 11/content.xml><?xml version="1.0" encoding="utf-8"?>
<math xmlns="http://www.w3.org/1998/Math/MathML" display="block">
  <semantics>
    <mrow>
      <mrow>
        <msub>
          <mi>R</mi>
          <mn>2</mn>
        </msub>
        <mo stretchy="false">=</mo>
        <msub>
          <mi>П</mi>
          <mrow>
            <mi mathvariant="italic">Название</mi>
            <mi>,</mi>
            <mi mathvariant="italic">Производитель</mi>
          </mrow>
        </msub>
      </mrow>
      <mrow>
        <mo fence="true" form="prefix" stretchy="false">(</mo>
        <mrow>
          <msub>
            <mi>R</mi>
            <mn>1</mn>
          </msub>
        </mrow>
        <mo fence="true" form="postfix" stretchy="false">)</mo>
      </mrow>
    </mrow>
    <annotation encoding="StarMath 5.0">R_2 = П_{ Название, Производитель } ( R_1 )</annotation>
  </semantics>
</math>
</file>

<file path=Object 12/content.xml><?xml version="1.0" encoding="utf-8"?>
<math xmlns="http://www.w3.org/1998/Math/MathML" display="block">
  <semantics>
    <mrow>
      <mrow>
        <msub>
          <mi>R</mi>
          <mn>4</mn>
        </msub>
        <mo stretchy="false">=</mo>
        <msub>
          <mi>П</mi>
          <mrow>
            <mi mathvariant="italic">Номер</mi>
            <mi>,</mi>
            <mi mathvariant="italic">ИД</mi>
            <mi mathvariant="italic">клиента</mi>
          </mrow>
        </msub>
      </mrow>
      <mrow>
        <mo fence="true" form="prefix" stretchy="false">(</mo>
        <mrow>
          <mi>З</mi>
        </mrow>
        <mo fence="true" form="postfix" stretchy="false">)</mo>
      </mrow>
    </mrow>
    <annotation encoding="StarMath 5.0">R_4 = П_{ Номер, ИД клиента } ( З )</annotation>
  </semantics>
</math>
</file>

<file path=Object 13/content.xml><?xml version="1.0" encoding="utf-8"?>
<math xmlns="http://www.w3.org/1998/Math/MathML" display="block">
  <semantics>
    <mrow>
      <mrow>
        <msub>
          <mi>R</mi>
          <mn>5</mn>
        </msub>
        <mo stretchy="false">=</mo>
        <msub>
          <mi>R</mi>
          <mn>4</mn>
        </msub>
      </mrow>
      <msub>
        <mi>⋈</mi>
        <mrow>
          <msub>
            <mi>R</mi>
            <mn>4</mn>
          </msub>
          <mn>.</mn>
          <mrow>
            <mi mathvariant="italic">Номер</mi>
            <mo stretchy="false">=</mo>
            <msub>
              <mi>R</mi>
              <mn>3</mn>
            </msub>
          </mrow>
          <mn>.</mn>
          <mi mathvariant="italic">Номер</mi>
          <mi mathvariant="italic">заказа</mi>
        </mrow>
      </msub>
      <mrow>
        <mo fence="true" form="prefix" stretchy="false">(</mo>
        <mrow>
          <mrow>
            <mi>R</mi>
            <mn>3</mn>
          </mrow>
        </mrow>
        <mo fence="true" form="postfix" stretchy="false">)</mo>
      </mrow>
    </mrow>
    <annotation encoding="StarMath 5.0">R_5 = R_4 ⋈ _{ R_{4}.Номер = R_{3}.Номер заказа} ( R3 )</annotation>
  </semantics>
</math>
</file>

<file path=Object 14/content.xml><?xml version="1.0" encoding="utf-8"?>
<math xmlns="http://www.w3.org/1998/Math/MathML" display="block">
  <semantics>
    <mrow>
      <mrow>
        <msub>
          <mi>R</mi>
          <mn>6</mn>
        </msub>
        <mo stretchy="false">=</mo>
        <msub>
          <mi>R</mi>
          <mn>5</mn>
        </msub>
      </mrow>
      <mi>⋈</mi>
      <mi>К</mi>
    </mrow>
    <annotation encoding="StarMath 5.0">R_6 = R_5 ⋈ К</annotation>
  </semantics>
</math>
</file>

<file path=Object 15/content.xml><?xml version="1.0" encoding="utf-8"?>
<math xmlns="http://www.w3.org/1998/Math/MathML" display="block">
  <semantics>
    <mrow>
      <mrow>
        <msub>
          <mi>R</mi>
          <mn>7</mn>
        </msub>
        <mo stretchy="false">=</mo>
        <msub>
          <mi>П</mi>
          <mrow>
            <mi mathvariant="italic">Фамилия</mi>
            <mi>,</mi>
            <mi mathvariant="italic">Имя</mi>
          </mrow>
        </msub>
      </mrow>
      <mrow>
        <mo fence="true" form="prefix" stretchy="false">(</mo>
        <mrow>
          <msub>
            <mi>R</mi>
            <mn>6</mn>
          </msub>
        </mrow>
        <mo fence="true" form="postfix" stretchy="false">)</mo>
      </mrow>
    </mrow>
    <annotation encoding="StarMath 5.0">R_7 = П_{ Фамилия, Имя} ( R_6 )</annotation>
  </semantics>
</math>
</file>

<file path=Object 16/content.xml><?xml version="1.0" encoding="utf-8"?>
<math xmlns="http://www.w3.org/1998/Math/MathML" display="block">
  <semantics>
    <mrow>
      <mrow>
        <msub>
          <mi>R</mi>
          <mn>5</mn>
        </msub>
        <mo stretchy="false">=</mo>
        <msub>
          <mi>П</mi>
          <mrow>
            <mi mathvariant="italic">Номер</mi>
            <mi>,</mi>
            <mi mathvariant="italic">Таб</mi>
            <mn>.</mn>
            <mi mathvariant="italic">номер</mi>
          </mrow>
        </msub>
      </mrow>
      <mrow>
        <mo fence="true" form="prefix" stretchy="false">(</mo>
        <mrow>
          <mi>З</mi>
        </mrow>
        <mo fence="true" form="postfix" stretchy="false">)</mo>
      </mrow>
    </mrow>
    <annotation encoding="StarMath 5.0">R_5 = П_{ Номер, Таб. номер} ( З )</annotation>
  </semantics>
</math>
</file>

<file path=Object 17/content.xml><?xml version="1.0" encoding="utf-8"?>
<math xmlns="http://www.w3.org/1998/Math/MathML" display="block">
  <semantics>
    <mrow>
      <mrow>
        <msub>
          <mi>R</mi>
          <mn>7</mn>
        </msub>
        <mo stretchy="false">=</mo>
        <msub>
          <mi>П</mi>
          <mrow>
            <mi mathvariant="italic">Таб</mi>
            <mn>.</mn>
            <mi mathvariant="italic">номер</mi>
          </mrow>
        </msub>
      </mrow>
      <mrow>
        <mo fence="true" form="prefix" stretchy="false">(</mo>
        <mrow>
          <msub>
            <mi>R</mi>
            <mn>6</mn>
          </msub>
        </mrow>
        <mo fence="true" form="postfix" stretchy="false">)</mo>
      </mrow>
    </mrow>
    <annotation encoding="StarMath 5.0">R_7 = П_{ Таб. номер} ( R_6 )</annotation>
  </semantics>
</math>
</file>

<file path=Object 18/content.xml><?xml version="1.0" encoding="utf-8"?>
<math xmlns="http://www.w3.org/1998/Math/MathML" display="block">
  <semantics>
    <mrow>
      <mrow>
        <msub>
          <mi>R</mi>
          <mn>6</mn>
        </msub>
        <mo stretchy="false">=</mo>
        <msub>
          <mi>R</mi>
          <mn>4</mn>
        </msub>
      </mrow>
      <msub>
        <mi>⋈</mi>
        <mrow>
          <msub>
            <mi>R</mi>
            <mn>4</mn>
          </msub>
          <mn>.</mn>
          <mi mathvariant="italic">Номер</mi>
          <mrow>
            <mi mathvariant="italic">заказа</mi>
            <mo stretchy="false">=</mo>
            <msub>
              <mi>R</mi>
              <mn>5</mn>
            </msub>
          </mrow>
          <mn>.</mn>
          <mi mathvariant="italic">Номер</mi>
        </mrow>
      </msub>
      <mrow>
        <mo fence="true" form="prefix" stretchy="false">(</mo>
        <mrow>
          <mrow>
            <mi>R</mi>
            <mn>5</mn>
          </mrow>
        </mrow>
        <mo fence="true" form="postfix" stretchy="false">)</mo>
      </mrow>
    </mrow>
    <annotation encoding="StarMath 5.0">R_6 = R_4 ⋈ _{ R_{4}.Номер заказа = R_{5}.Номер} ( R5 )</annotation>
  </semantics>
</math>
</file>

<file path=Object 2/content.xml><?xml version="1.0" encoding="utf-8"?>
<math xmlns="http://www.w3.org/1998/Math/MathML" display="block">
  <semantics>
    <mrow>
      <mrow>
        <msub>
          <mi>R</mi>
          <mn>2</mn>
        </msub>
        <mo stretchy="false">=</mo>
        <msub>
          <mi>П</mi>
          <mrow>
            <mi mathvariant="italic">Номер</mi>
            <mi mathvariant="italic">заказа</mi>
            <mi>,</mi>
            <mi mathvariant="italic">Название</mi>
            <mi>,</mi>
            <mi mathvariant="italic">Производитель</mi>
          </mrow>
        </msub>
      </mrow>
      <mrow>
        <mo fence="true" form="prefix" stretchy="false">(</mo>
        <mrow>
          <mi mathvariant="italic">ПЗ</mi>
        </mrow>
        <mo fence="true" form="postfix" stretchy="false">)</mo>
      </mrow>
    </mrow>
    <annotation encoding="StarMath 5.0">R_2 = П_ { Номер заказа, Название, Производитель } (ПЗ)</annotation>
  </semantics>
</math>
</file>

<file path=Object 3/content.xml><?xml version="1.0" encoding="utf-8"?>
<math xmlns="http://www.w3.org/1998/Math/MathML" display="block">
  <semantics>
    <mrow>
      <mrow>
        <msub>
          <mi>R</mi>
          <mn>3</mn>
        </msub>
        <mo stretchy="false">=</mo>
        <msub>
          <mi>П</mi>
          <mrow>
            <mi mathvariant="italic">Ид</mi>
            <mn>.</mn>
            <mi mathvariant="italic">клиента</mi>
            <mi>,</mi>
            <mi mathvariant="italic">Имя</mi>
            <mi>,</mi>
            <mi mathvariant="italic">Телефон</mi>
          </mrow>
        </msub>
      </mrow>
      <mrow>
        <mo fence="true" form="prefix" stretchy="false">(</mo>
        <mrow>
          <mi>К</mi>
        </mrow>
        <mo fence="true" form="postfix" stretchy="false">)</mo>
      </mrow>
    </mrow>
    <annotation encoding="StarMath 5.0">R_3 = П_ { Ид. клиента, Имя, Телефон } (К)</annotation>
  </semantics>
</math>
</file>

<file path=Object 4/content.xml><?xml version="1.0" encoding="utf-8"?>
<math xmlns="http://www.w3.org/1998/Math/MathML" display="block">
  <semantics>
    <mrow>
      <mrow>
        <msub>
          <mi>R</mi>
          <mn>4</mn>
        </msub>
        <mo stretchy="false">=</mo>
        <msub>
          <mi>R</mi>
          <mn>1</mn>
        </msub>
      </mrow>
      <mi>⋈</mi>
      <msub>
        <mi>R</mi>
        <mn>2</mn>
      </msub>
      <mi>⋈</mi>
      <msub>
        <mi>R</mi>
        <mn>3</mn>
      </msub>
    </mrow>
    <annotation encoding="StarMath 5.0">R_4 = R_1 ⋈ R_2 ⋈ R_3</annotation>
  </semantics>
</math>
</file>

<file path=Object 5/content.xml><?xml version="1.0" encoding="utf-8"?>
<math xmlns="http://www.w3.org/1998/Math/MathML" display="block">
  <semantics>
    <mrow>
      <mrow>
        <msub>
          <mi>R</mi>
          <mn>1</mn>
        </msub>
        <mo stretchy="false">=</mo>
        <msub>
          <mi>П</mi>
          <mrow>
            <mi mathvariant="italic">Название</mi>
            <mi>,</mi>
            <mi mathvariant="italic">Производитель</mi>
            <mi>,</mi>
            <mi mathvariant="italic">Мин</mi>
            <mn>.</mn>
            <mi mathvariant="italic">возраст</mi>
          </mrow>
        </msub>
      </mrow>
      <mrow>
        <mo fence="true" form="prefix" stretchy="false">(</mo>
        <mrow>
          <mi>И</mi>
        </mrow>
        <mo fence="true" form="postfix" stretchy="false">)</mo>
      </mrow>
    </mrow>
    <annotation encoding="StarMath 5.0">R_1 = П_{ Название, Производитель, Мин. возраст } ( И )</annotation>
  </semantics>
</math>
</file>

<file path=Object 6/content.xml><?xml version="1.0" encoding="utf-8"?>
<math xmlns="http://www.w3.org/1998/Math/MathML" display="block">
  <semantics>
    <mrow>
      <mrow>
        <msub>
          <mi>R</mi>
          <mn>2</mn>
        </msub>
        <mo stretchy="false">=</mo>
        <msub>
          <mi>σ</mi>
          <mrow>
            <mi mathvariant="italic">Мин</mi>
            <mn>.</mn>
            <mrow>
              <mi mathvariant="italic">возраст</mi>
              <mo stretchy="false">=</mo>
              <mn>12</mn>
            </mrow>
          </mrow>
        </msub>
      </mrow>
      <mrow>
        <mo fence="true" form="prefix" stretchy="false">(</mo>
        <mrow>
          <msub>
            <mi>R</mi>
            <mn>1</mn>
          </msub>
        </mrow>
        <mo fence="true" form="postfix" stretchy="false">)</mo>
      </mrow>
    </mrow>
    <annotation encoding="StarMath 5.0">R_2 = %sigma_ { Мин. возраст = 12 } ( R_1 )</annotation>
  </semantics>
</math>
</file>

<file path=Object 7/content.xml><?xml version="1.0" encoding="utf-8"?>
<math xmlns="http://www.w3.org/1998/Math/MathML" display="block">
  <semantics>
    <mrow>
      <mrow>
        <msub>
          <mi>R</mi>
          <mn>3</mn>
        </msub>
        <mo stretchy="false">=</mo>
        <msub>
          <mi>П</mi>
          <mrow>
            <mi mathvariant="italic">Номер</mi>
            <mi mathvariant="italic">заказа</mi>
            <mi>,</mi>
            <mi mathvariant="italic">Название</mi>
            <mi mathvariant="italic">игры</mi>
            <mi>,</mi>
            <mi mathvariant="italic">Производитель</mi>
          </mrow>
        </msub>
      </mrow>
      <mrow>
        <mo fence="true" form="prefix" stretchy="false">(</mo>
        <mrow>
          <mi mathvariant="italic">ПЗ</mi>
        </mrow>
        <mo fence="true" form="postfix" stretchy="false">)</mo>
      </mrow>
    </mrow>
    <annotation encoding="StarMath 5.0">R_3 = П_{ Номер заказа, Название игры, Производитель} ( ПЗ )</annotation>
  </semantics>
</math>
</file>

<file path=Object 8/content.xml><?xml version="1.0" encoding="utf-8"?>
<math xmlns="http://www.w3.org/1998/Math/MathML" display="block">
  <semantics>
    <mrow>
      <mrow>
        <msub>
          <mi>R</mi>
          <mn>4</mn>
        </msub>
        <mo stretchy="false">=</mo>
        <msub>
          <mi>R</mi>
          <mn>1</mn>
        </msub>
      </mrow>
      <msub>
        <mi>⋈</mi>
        <mrow>
          <msub>
            <mi>R</mi>
            <mn>1</mn>
          </msub>
          <mn>.</mn>
          <mi mathvariant="italic">Название</mi>
          <mrow>
            <mi mathvariant="italic">игры</mi>
            <mo stretchy="false">=</mo>
            <msub>
              <mi>R</mi>
              <mn>2</mn>
            </msub>
          </mrow>
          <mn>.</mn>
          <mrow>
            <mi mathvariant="italic">Название</mi>
            <mo stretchy="false">∩</mo>
            <msub>
              <mi>R</mi>
              <mn>1</mn>
            </msub>
          </mrow>
          <mn>.</mn>
          <mrow>
            <mi mathvariant="italic">Производитель</mi>
            <mo stretchy="false">=</mo>
            <msub>
              <mi>R</mi>
              <mn>3</mn>
            </msub>
          </mrow>
          <mn>.</mn>
          <mi mathvariant="italic">Производитель</mi>
        </mrow>
      </msub>
      <mrow>
        <mo fence="true" form="prefix" stretchy="false">(</mo>
        <mrow>
          <mrow>
            <mi>R</mi>
            <mn>3</mn>
          </mrow>
        </mrow>
        <mo fence="true" form="postfix" stretchy="false">)</mo>
      </mrow>
    </mrow>
    <annotation encoding="StarMath 5.0">R_4 = R_1 ⋈ _{ R_{1}.Название игры = R_{2}.Название intersection R_{1}.Производитель = R_{3}.Производитель } ( R3 )</annotation>
  </semantics>
</math>
</file>

<file path=Object 9/content.xml><?xml version="1.0" encoding="utf-8"?>
<math xmlns="http://www.w3.org/1998/Math/MathML" display="block">
  <semantics>
    <mrow>
      <mrow>
        <msub>
          <mi>R</mi>
          <mn>1</mn>
        </msub>
        <mo stretchy="false">=</mo>
        <msub>
          <mi>σ</mi>
          <mrow>
            <mi mathvariant="italic">Мин</mi>
            <mn>.</mn>
            <mi mathvariant="italic">игроков</mi>
          </mrow>
        </msub>
      </mrow>
      <mrow>
        <mo fence="true" form="prefix" stretchy="false">(</mo>
        <mrow>
          <mi>И</mi>
        </mrow>
        <mo fence="true" form="postfix" stretchy="false">)</mo>
      </mrow>
    </mrow>
    <annotation encoding="StarMath 5.0">R_1 = %sigma_{ Мин. игроков } ( И )</annotation>
  </semantics>
</math>
</file>